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pectral" svg:font-family="Spectral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pectral" fo:font-weight="bold" officeooo:rsid="0008a96e" officeooo:paragraph-rsid="0008a96e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Spectral" fo:font-weight="bold" officeooo:rsid="0008a96e" officeooo:paragraph-rsid="0008a96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pectral" fo:font-size="16pt" fo:font-weight="bold" officeooo:rsid="0008a96e" officeooo:paragraph-rsid="0008a96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pectral" fo:font-size="9pt" fo:font-weight="bold" officeooo:rsid="0008a96e" officeooo:paragraph-rsid="0008a96e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pectral" fo:font-size="9pt" fo:font-weight="bold" officeooo:rsid="0008a96e" officeooo:paragraph-rsid="0008a96e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Spectral" fo:font-size="9pt" fo:font-weight="bold" officeooo:rsid="0008a96e" officeooo:paragraph-rsid="0008a96e" style:font-size-asian="7.84999990463257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pectral" fo:font-size="9pt" fo:font-weight="bold" officeooo:rsid="0008a96e" officeooo:paragraph-rsid="0008a96e" style:font-size-asian="7.84999990463257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ira Code" fo:font-size="9pt" fo:font-weight="bold" officeooo:rsid="0008a96e" officeooo:paragraph-rsid="0008a96e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ira Code" fo:font-size="9pt" fo:font-weight="bold" officeooo:rsid="0008a96e" officeooo:paragraph-rsid="0008a96e" style:font-size-asian="7.84999990463257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Fira Code" fo:font-size="9pt" fo:font-weight="bold" officeooo:rsid="0008a96e" officeooo:paragraph-rsid="0008a96e" style:font-size-asian="7.84999990463257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ira Code" fo:font-size="9pt" fo:font-weight="normal" officeooo:rsid="0008a96e" officeooo:paragraph-rsid="0008a96e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ira Code" fo:font-size="9pt" fo:font-weight="normal" officeooo:rsid="0008a96e" officeooo:paragraph-rsid="0008a96e" style:font-size-asian="7.84999990463257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ira Code" fo:font-size="9pt" fo:font-weight="normal" officeooo:rsid="0008a96e" officeooo:paragraph-rsid="0008a96e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ira Code" fo:font-size="9pt" fo:font-weight="normal" officeooo:rsid="0008a96e" officeooo:paragraph-rsid="0008a96e" style:font-size-asian="7.84999990463257pt" style:font-weight-asian="normal" style:font-size-complex="9pt" style:font-weight-complex="normal"/>
    </style:style>
    <style:style style:name="P15" style:family="paragraph" style:parent-style-name="Footer">
      <style:paragraph-properties fo:text-align="end" style:justify-single-word="false"/>
      <style:text-properties style:font-name="Spectral"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b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mes principaux</text:p>
      <text:p text:style-name="P1"/>
      <text:p text:style-name="P1">Importation des données</text:p>
      <text:p text:style-name="P4"/>
      <text:p text:style-name="P8">def fichier(m):</text:p>
      <text:p text:style-name="P11"><text:tab/>btc=open(text_btc, 'w')</text:p>
      <text:p text:style-name="P11"><text:tab/>unix=1642374000000</text:p>
      <text:p text:style-name="P11"><text:tab/>i=0</text:p>
      <text:p text:style-name="P11"><text:tab/>y=[]</text:p>
      <text:p text:style-name="P11"><text:tab/>while unix&lt;1653827000000:</text:p>
      <text:p text:style-name="P11"><text:tab/><text:tab/>print(unix)</text:p>
      <text:p text:style-name="P11"><text:tab/><text:tab/>l = exchange.fetch_ohlcv(m, since=unix, limit=1000)</text:p>
      <text:p text:style-name="P11"><text:tab/><text:tab/>for n in l:</text:p>
      <text:p text:style-name="P11"><text:tab/><text:tab/><text:tab/>btc.write(str(n[0])+' '+str(n[1])+' '+str(n[2])+''+str(n[3])+' '+str(n[4])+' '+str(n[5])+'\n')</text:p>
      <text:p text:style-name="P11"><text:tab/><text:tab/>unix+=60000000</text:p>
      <text:p text:style-name="P11"><text:tab/><text:tab/>y.append(n[1])</text:p>
      <text:p text:style-name="P11"><text:tab/><text:tab/>btc.close()</text:p>
      <text:p text:style-name="P11"><text:tab/>x=list(range(len(y)))</text:p>
      <text:p text:style-name="P11"><text:tab/>figure()</text:p>
      <text:p text:style-name="P11"><text:tab/>plot(x,y)</text:p>
      <text:p text:style-name="P11"><text:tab/>show()</text:p>
      <text:p text:style-name="P5"/>
      <text:p text:style-name="P1">Établissement des listes</text:p>
      <text:p text:style-name="P1"/>
      <text:p text:style-name="P8">def etablissement_liste_heures():</text:p>
      <text:p text:style-name="P11"><text:tab/>lh=open(text_liste_heures_comparaison,'w')</text:p>
      <text:p text:style-name="P11"><text:tab/>valeurs=open(text_valeurs_comparaison,'r')</text:p>
      <text:p text:style-name="P11"><text:tab/>v=valeurs.read().splitlines()</text:p>
      <text:p text:style-name="P11"><text:tab/>c=len(v)</text:p>
      <text:p text:style-name="P11"><text:tab/>for i in range(c-59):</text:p>
      <text:p text:style-name="P11"><text:tab/><text:tab/>if i%10000==0: print(i)</text:p>
      <text:p text:style-name="P11"><text:tab/><text:tab/>a=''</text:p>
      <text:p text:style-name="P11"><text:tab/><text:tab/>for j in range(60):</text:p>
      <text:p text:style-name="P11"><text:tab/><text:tab/><text:tab/>a+=v[i+j]</text:p>
      <text:p text:style-name="P11"><text:tab/><text:tab/><text:tab/>a+=' '</text:p>
      <text:p text:style-name="P11"><text:tab/><text:tab/>lh.write(a+'\n')</text:p>
      <text:p text:style-name="P11"><text:tab/>valeurs.close()</text:p>
      <text:p text:style-name="P11"><text:tab/>lh.close()</text:p>
      <text:p text:style-name="P1"/>
      <text:p text:style-name="P1">Établissement des listes (première modélisation)</text:p>
      <text:p text:style-name="P1"/>
      <text:p text:style-name="P8">def etablissement_liste_hamming():</text:p>
      <text:p text:style-name="P11"><text:tab/>lham=open(text_liste_hamming,'w')</text:p>
      <text:p text:style-name="P11"><text:tab/>for fichier in liste_fichiers_heures:</text:p>
      <text:p text:style-name="P11"><text:tab/><text:tab/>print(0)</text:p>
      <text:p text:style-name="P11"><text:tab/><text:tab/>f=open(fichier,'r')</text:p>
      <text:p text:style-name="P11"><text:tab/><text:tab/>c=f.readlines()</text:p>
      <text:p text:style-name="P11"><text:tab/><text:tab/>for ligne in c:</text:p>
      <text:p text:style-name="P11"><text:tab/><text:tab/><text:tab/>s=''</text:p>
      <text:p text:style-name="P11"><text:tab/><text:tab/><text:tab/>l=ligne.split(' ')</text:p>
      <text:p text:style-name="P11"><text:tab/><text:tab/><text:tab/>for i in range(59):</text:p>
      <text:p text:style-name="P11"><text:tab/><text:tab/><text:tab/><text:tab/>a,b=l[i],l[i+1]</text:p>
      <text:p text:style-name="P11"><text:tab/><text:tab/><text:tab/><text:tab/>if a&lt;b: s+='2'</text:p>
      <text:p text:style-name="P11"><text:tab/><text:tab/><text:tab/><text:tab/>elif a&gt;b: s+='0'</text:p>
      <text:p text:style-name="P11"><text:tab/><text:tab/><text:tab/><text:tab/>else: s+='1'</text:p>
      <text:p text:style-name="P11"><text:tab/><text:tab/><text:tab/>lham.write(s+'\n')</text:p>
      <text:p text:style-name="P11"><text:tab/><text:tab/>f.close()</text:p>
      <text:p text:style-name="P11"><text:tab/>lham.close()</text:p>
      <text:p text:style-name="P2">Établissement des listes (deuxième modélisation)</text:p>
      <text:p text:style-name="P4"/>
      <text:p text:style-name="P8">def etablissement_liste_octet():</text:p>
      <text:p text:style-name="P11"><text:tab/>lo=open(text_liste_octet_2,'w')</text:p>
      <text:p text:style-name="P11"><text:tab/>f=open(text_liste_heures_comparaison,'r')</text:p>
      <text:p text:style-name="P11"><text:tab/>c=f.readlines()</text:p>
      <text:p text:style-name="P11"><text:tab/>for i in range(len(c)):</text:p>
      <text:p text:style-name="P11"><text:tab/><text:tab/>ligne=c[i]</text:p>
      <text:p text:style-name="P11"><text:tab/><text:tab/>if i%10000==0: print(i)</text:p>
      <text:p text:style-name="P11"><text:tab/><text:tab/>l=ligne.split(' ')[:-1]</text:p>
      <text:p text:style-name="P11"><text:tab/><text:tab/>m,s=[],''</text:p>
      <text:p text:style-name="P11"><text:tab/><text:tab/>for x in l: m.append(float(x))</text:p>
      <text:p text:style-name="P11"><text:tab/><text:tab/>a,b=min(m),max(m)</text:p>
      <text:p text:style-name="P11"><text:tab/><text:tab/>for fl in m:</text:p>
      <text:p text:style-name="P11"><text:tab/><text:tab/><text:tab/>if a==b: d=0</text:p>
      <text:p text:style-name="P11"><text:tab/><text:tab/><text:tab/>else: d=int(255*(fl-a)/(b-a))</text:p>
      <text:p text:style-name="P11"><text:tab/><text:tab/><text:tab/>s+=str(d)+' '</text:p>
      <text:p text:style-name="P11"><text:tab/><text:tab/>lo.write(s+'\n')</text:p>
      <text:p text:style-name="P11"><text:tab/>f.close()</text:p>
      <text:p text:style-name="P11"><text:tab/>lo.close()</text:p>
      <text:p text:style-name="P4"/>
      <text:p text:style-name="P1">Comparaison des listes (première modélisation)</text:p>
      <text:p text:style-name="P6"/>
      <text:p text:style-name="P9">def hamming(a,b):</text:p>
      <text:p text:style-name="P12"><text:tab/>d=0</text:p>
      <text:p text:style-name="P12"><text:tab/>for i in range(len(a)):</text:p>
      <text:p text:style-name="P12"><text:tab/><text:tab/>d+=abs(int(a[i])-int(b[i]))</text:p>
      <text:p text:style-name="P12"><text:tab/>return d</text:p>
      <text:p text:style-name="P12"/>
      <text:p text:style-name="P9">def ordre(L): <text:span text:style-name="T1">return L[1]</text:span></text:p>
      <text:p text:style-name="P12"/>
      <text:p text:style-name="P9">def comparaison_hamming(s):</text:p>
      <text:p text:style-name="P12"><text:tab/>lh=open(text_liste_hamming_btc,'r')</text:p>
      <text:p text:style-name="P12"><text:tab/>L=[]</text:p>
      <text:p text:style-name="P12"><text:tab/>c=lh.read().splitlines()</text:p>
      <text:p text:style-name="P12"><text:tab/>for i in range(len(c)-60):</text:p>
      <text:p text:style-name="P12"><text:tab/><text:tab/>if i%100000==0:print(i//100000)</text:p>
      <text:p text:style-name="P12"><text:tab/><text:tab/>l=c[i]</text:p>
      <text:p text:style-name="P12"><text:tab/><text:tab/>L.append((l,hamming(s,l),i))</text:p>
      <text:p text:style-name="P12"><text:tab/>M=sorted(L,key=ordre)</text:p>
      <text:p text:style-name="P12"><text:tab/>N=[]</text:p>
      <text:p text:style-name="P12"><text:tab/>for i in range(10):</text:p>
      <text:p text:style-name="P12"><text:tab/><text:tab/>N.append(M[i][2])</text:p>
      <text:p text:style-name="P12"><text:tab/>return N</text:p>
      <text:p text:style-name="P6"/>
      <text:p text:style-name="P1">Comparaison des listes (deuxième modélisation)</text:p>
      <text:p text:style-name="P6"/>
      <text:p text:style-name="P9">def distance_octet(l,m):</text:p>
      <text:p text:style-name="P12"><text:tab/>L=l.split(' ')[:-1]</text:p>
      <text:p text:style-name="P12"><text:tab/>M=m.split(' ')[:-1]</text:p>
      <text:p text:style-name="P12"><text:tab/>d=0</text:p>
      <text:p text:style-name="P12"><text:tab/>for i in range(len(L)):</text:p>
      <text:p text:style-name="P12"><text:tab/><text:tab/>d+=abs(int(L[i])-int(M[i]))</text:p>
      <text:p text:style-name="P12"><text:tab/>return d</text:p>
      <text:p text:style-name="P12"/>
      <text:p text:style-name="P9">def ordre(L): <text:span text:style-name="T1">return L[1]</text:span></text:p>
      <text:p text:style-name="P9"/>
      <text:p text:style-name="P9"/>
      <text:p text:style-name="P10">def comparaison_octet(s):</text:p>
      <text:p text:style-name="P12"><text:tab/>lh=open(text_liste_octet_1,'r')</text:p>
      <text:p text:style-name="P12"><text:tab/>L=[]</text:p>
      <text:p text:style-name="P12"><text:tab/>c=lh.read().splitlines()</text:p>
      <text:p text:style-name="P12"><text:tab/>for i in range(len(c)-60):</text:p>
      <text:p text:style-name="P12"><text:tab/><text:tab/>if i%100000==0:print(i//100000)</text:p>
      <text:p text:style-name="P12"><text:tab/><text:tab/>l=c[i]</text:p>
      <text:p text:style-name="P12"><text:tab/><text:tab/>L.append((l,distance_octet(s,l),i))</text:p>
      <text:p text:style-name="P12"><text:tab/>M=sorted(L,key=ordre)</text:p>
      <text:p text:style-name="P12"><text:tab/>N=[]</text:p>
      <text:p text:style-name="P12"><text:tab/>for i in range(10):</text:p>
      <text:p text:style-name="P12"><text:tab/><text:tab/>N.append(M[i][2])</text:p>
      <text:p text:style-name="P12"><text:tab/>return N</text:p>
      <text:p text:style-name="P6"/>
      <text:p text:style-name="P1">Établissement de la loi (troisième modélisation)</text:p>
      <text:p text:style-name="P6"/>
      <text:p text:style-name="P9">def stats_3_h():</text:p>
      <text:p text:style-name="P12"><text:tab/>tc=open(text_liste_octet_3,'r')</text:p>
      <text:p text:style-name="P12"><text:tab/>c=tc.read().splitlines()</text:p>
      <text:p text:style-name="P12"><text:tab/>tc.close()</text:p>
      <text:p text:style-name="P12"><text:tab/>C=[]</text:p>
      <text:p text:style-name="P12"><text:tab/>for i in range(60): </text:p>
      <text:p text:style-name="P12"><text:tab/><text:tab/>C.append([0,0])</text:p>
      <text:p text:style-name="P12"><text:tab/>for ligne in c:</text:p>
      <text:p text:style-name="P12"><text:tab/><text:tab/>l=ligne.split(' ')</text:p>
      <text:p text:style-name="P12"><text:tab/><text:tab/>a1,a2,a3=int(l[0]),int(l[59]),int(l[119])</text:p>
      <text:p text:style-name="P12"><text:tab/><text:tab/>k=[]</text:p>
      <text:p text:style-name="P12"><text:tab/><text:tab/>for i in range(60):</text:p>
      <text:p text:style-name="P12"><text:tab/><text:tab/><text:tab/>k.append(int(l[i]))</text:p>
      <text:p text:style-name="P12"><text:tab/><text:tab/>m=max(k)</text:p>
      <text:p text:style-name="P12"><text:tab/><text:tab/>if a1&lt;a2:</text:p>
      <text:p text:style-name="P12"><text:tab/><text:tab/><text:tab/>pos=k.index(m)</text:p>
      <text:p text:style-name="P12"><text:tab/><text:tab/><text:tab/>C[pos][0]+=1</text:p>
      <text:p text:style-name="P12"><text:tab/><text:tab/><text:tab/>if a2&lt;a3:</text:p>
      <text:p text:style-name="P12"><text:tab/><text:tab/><text:tab/><text:tab/>C[pos][1]+=1</text:p>
      <text:p text:style-name="P12"><text:tab/>return C</text:p>
      <text:p text:style-name="P12"/>
      <text:p text:style-name="P9">def stats_3_b():</text:p>
      <text:p text:style-name="P12"><text:tab/>tc=open(text_liste_octet_3,'r')</text:p>
      <text:p text:style-name="P12"><text:tab/>c=tc.read().splitlines()</text:p>
      <text:p text:style-name="P12"><text:tab/>tc.close()</text:p>
      <text:p text:style-name="P12"><text:tab/>C=[]</text:p>
      <text:p text:style-name="P12"><text:tab/>for i in range(60):</text:p>
      <text:p text:style-name="P12"><text:tab/><text:tab/>C.append([0,0])</text:p>
      <text:p text:style-name="P12"><text:tab/>for ligne in c:</text:p>
      <text:p text:style-name="P12"><text:tab/><text:tab/>l=ligne.split(' ')</text:p>
      <text:p text:style-name="P12"><text:tab/><text:tab/>a1,a2,a3=int(l[0]),int(l[59]),int(l[119])</text:p>
      <text:p text:style-name="P12"><text:tab/><text:tab/>k=[]</text:p>
      <text:p text:style-name="P12"><text:tab/><text:tab/>for i in range(60):</text:p>
      <text:p text:style-name="P12"><text:tab/><text:tab/><text:tab/>k.append(int(l[i]))</text:p>
      <text:p text:style-name="P12"><text:tab/><text:tab/>m=min(k)</text:p>
      <text:p text:style-name="P12"><text:tab/><text:tab/>if a1&gt;a2:</text:p>
      <text:p text:style-name="P12"><text:tab/><text:tab/><text:tab/>pos=k.index(m)</text:p>
      <text:p text:style-name="P12"><text:tab/><text:tab/><text:tab/>C[pos][0]+=1</text:p>
      <text:p text:style-name="P12"><text:tab/><text:tab/><text:tab/>if a2&lt;a3:</text:p>
      <text:p text:style-name="P12"><text:tab/><text:tab/><text:tab/><text:tab/>C[pos][1]+=1</text:p>
      <text:p text:style-name="P12"><text:tab/>return C</text:p>
      <text:p text:style-name="P6"/>
      <text:p text:style-name="P1"/>
      <text:p text:style-name="P2">Comparaison des listes (troisième modélisation)</text:p>
      <text:p text:style-name="P6"/>
      <text:p text:style-name="P9">def comparaison_extremum():</text:p>
      <text:p text:style-name="P12"><text:tab/>Ch=stats_3_h()</text:p>
      <text:p text:style-name="P12"><text:tab/>Cb=stats_3_b()</text:p>
      <text:p text:style-name="P12"><text:tab/>tc=open(text_liste_octet_4,'r')</text:p>
      <text:p text:style-name="P12"><text:tab/>c=tc.read().splitlines()</text:p>
      <text:p text:style-name="P12"><text:tab/>tc.close()</text:p>
      <text:p text:style-name="P12"><text:tab/>d,v,f=0,0,0</text:p>
      <text:p text:style-name="P12"><text:tab/>for ligne in c:</text:p>
      <text:p text:style-name="P12"><text:tab/><text:tab/>d+=1</text:p>
      <text:p text:style-name="P12"><text:tab/><text:tab/>l=ligne.split(' ')</text:p>
      <text:p text:style-name="P12"><text:tab/><text:tab/>a1,a2,a3=int(l[0]),int(l[59]),int(l[119])</text:p>
      <text:p text:style-name="P12"><text:tab/><text:tab/>if a1&lt;=a2:</text:p>
      <text:p text:style-name="P12"><text:tab/><text:tab/><text:tab/>k=[]</text:p>
      <text:p text:style-name="P12"><text:tab/><text:tab/><text:tab/>for i in range(60):</text:p>
      <text:p text:style-name="P12"><text:tab/><text:tab/><text:tab/><text:tab/>k.append(int(l[i]))</text:p>
      <text:p text:style-name="P12"><text:tab/><text:tab/><text:tab/>m=max(k)</text:p>
      <text:p text:style-name="P12"><text:tab/><text:tab/><text:tab/>pos=k.index(m)</text:p>
      <text:p text:style-name="P12"><text:tab/><text:tab/><text:tab/>b1=Ch[pos][1]&gt;0.5*Ch[pos][0]</text:p>
      <text:p text:style-name="P12"><text:tab/><text:tab/><text:tab/>b2=a2&lt;=a3</text:p>
      <text:p text:style-name="P12"><text:tab/><text:tab/>else:</text:p>
      <text:p text:style-name="P12"><text:tab/><text:tab/><text:tab/>k=[]</text:p>
      <text:p text:style-name="P12"><text:tab/><text:tab/><text:tab/>for i in range(60):</text:p>
      <text:p text:style-name="P12"><text:tab/><text:tab/><text:tab/><text:tab/>k.append(int(l[i]))</text:p>
      <text:p text:style-name="P12"><text:tab/><text:tab/><text:tab/>m=min(k)</text:p>
      <text:p text:style-name="P12"><text:tab/><text:tab/><text:tab/>pos=k.index(m)</text:p>
      <text:p text:style-name="P12"><text:tab/><text:tab/><text:tab/>b1=Cb[pos][1]&gt;0.5*Cb[pos][0]</text:p>
      <text:p text:style-name="P12"><text:tab/><text:tab/><text:tab/>b2=a2&lt;a3</text:p>
      <text:p text:style-name="P12"><text:tab/><text:tab/>if b1==b2:</text:p>
      <text:p text:style-name="P12"><text:tab/><text:tab/><text:tab/>v+=1</text:p>
      <text:p text:style-name="P12"><text:tab/><text:tab/>else: f+=1</text:p>
      <text:p text:style-name="P12"><text:tab/><text:tab/>if d%1000==0:</text:p>
      <text:p text:style-name="P12"><text:tab/><text:tab/><text:tab/>print(d,v,f)</text:p>
      <text:p text:style-name="P12"><text:tab/>print(d,v,f)</text:p>
      <text:p text:style-name="P6"/>
      <text:p text:style-name="P1">Calcul des gains et de la rentabilité</text:p>
      <text:p text:style-name="P7"/>
      <text:p text:style-name="P12">if d%60==0:</text:p>
      <text:p text:style-name="P12"><text:tab/>lh1=h[d].split(' ')</text:p>
      <text:p text:style-name="P12"><text:tab/>lh2=h[d+60].split(' ')</text:p>
      <text:p text:style-name="P12"><text:tab/>l=ligne.split(' ')</text:p>
      <text:p text:style-name="P12"><text:tab/>a1,a2,a3,a4,a5=int(l[0]),int(l[59]),int(l[119]),float(lh1[59]),float(lh2[59])</text:p>
      <text:p text:style-name="P12"><text:tab/>if a1&lt;=a2:</text:p>
      <text:p text:style-name="P12"><text:tab/><text:tab/>k=[]</text:p>
      <text:p text:style-name="P12"><text:tab/><text:tab/>for i in range(60):</text:p>
      <text:p text:style-name="P12"><text:tab/><text:tab/><text:tab/>k.append(int(l[i]))</text:p>
      <text:p text:style-name="P12"><text:tab/><text:tab/>m=max(k)</text:p>
      <text:p text:style-name="P12"><text:tab/><text:tab/>pos=k.index(m)</text:p>
      <text:p text:style-name="P12"><text:tab/><text:tab/>b1=Ch[pos][1]&gt;0.5*Ch[pos][0]</text:p>
      <text:p text:style-name="P12"><text:tab/><text:tab/>if b1:</text:p>
      <text:p text:style-name="P12"><text:tab/><text:tab/><text:tab/>s*=a5/a4</text:p>
      <text:p text:style-name="P12"><text:tab/><text:tab/>else:</text:p>
      <text:p text:style-name="P12"><text:tab/><text:tab/><text:tab/>s*=1+(a4-a5)/a4</text:p>
      <text:p text:style-name="P12"><text:tab/>else:</text:p>
      <text:p text:style-name="P12"><text:tab/><text:tab/>k=[]</text:p>
      <text:p text:style-name="P12"><text:tab/><text:tab/>for i in range(60):</text:p>
      <text:p text:style-name="P12"><text:tab/><text:tab/><text:tab/>k.append(int(l[i]))</text:p>
      <text:p text:style-name="P12"><text:tab/><text:tab/>m=min(k)</text:p>
      <text:p text:style-name="P12"><text:tab/><text:tab/>pos=k.index(m)</text:p>
      <text:p text:style-name="P12"><text:tab/><text:tab/>b1=Cb[pos][1]&gt;0.5*Cb[pos][0]</text:p>
      <text:p text:style-name="P12"><text:tab/><text:tab/>if b1:</text:p>
      <text:p text:style-name="P12"><text:tab/><text:tab/><text:tab/>s*=a5/a4</text:p>
      <text:p text:style-name="P12"><text:tab/><text:tab/>else:</text:p>
      <text:p text:style-name="P12"><text:tab/><text:tab/><text:tab/>s*=1+(a4-a5)/a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pectral" svg:font-family="Spectr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Spectral" fo:font-size="16pt" style:font-size-asian="16pt" style:font-size-complex="16pt"/>
    </style:style>
    <style:style style:name="MT1" style:family="text">
      <style:text-properties officeooo:rsid="0008bffc"/>
    </style:style>
    <style:page-layout style:name="Mpm1">
      <style:page-layout-properties fo:page-width="21.001cm" fo:page-height="29.7cm" style:num-format="1" style:print-orientation="portrait" fo:margin-top="1.401cm" fo:margin-bottom="0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span text:style-name="MT1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6T21:17:46.200000000</meta:creation-date>
    <dc:date>2022-06-16T22:50:34.487000000</dc:date>
    <meta:editing-duration>PT1H31M11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217" meta:word-count="403" meta:character-count="4287" meta:non-whitespace-character-count="3739"/>
  </office:meta>
</office:document-meta>
</file>